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8a3" officeooo:paragraph-rsid="001208a3"/>
    </style:style>
    <style:style style:name="P2" style:family="paragraph" style:parent-style-name="Standard">
      <style:text-properties officeooo:rsid="00136f8d" officeooo:paragraph-rsid="00136f8d"/>
    </style:style>
    <style:style style:name="P3" style:family="paragraph" style:parent-style-name="Standard">
      <style:text-properties officeooo:rsid="0014087a" officeooo:paragraph-rsid="0014087a"/>
    </style:style>
    <style:style style:name="P4" style:family="paragraph" style:parent-style-name="Standard">
      <style:text-properties fo:font-weight="bold" officeooo:rsid="001766a4" officeooo:paragraph-rsid="001766a4" style:font-weight-asian="bold" style:font-weight-complex="bold"/>
    </style:style>
    <style:style style:name="P5" style:family="paragraph" style:parent-style-name="Standard">
      <style:text-properties fo:font-weight="bold" officeooo:rsid="0014087a" officeooo:paragraph-rsid="0014087a" style:font-weight-asian="bold" style:font-weight-complex="bold"/>
    </style:style>
    <style:style style:name="P6" style:family="paragraph" style:parent-style-name="Standard">
      <style:text-properties fo:font-weight="bold" officeooo:rsid="00136f8d" officeooo:paragraph-rsid="00136f8d" style:font-weight-asian="bold" style:font-weight-complex="bold"/>
    </style:style>
    <style:style style:name="P7" style:family="paragraph" style:parent-style-name="Standard">
      <style:text-properties fo:font-weight="bold" officeooo:rsid="00197de0" officeooo:paragraph-rsid="00197de0" style:font-weight-asian="bold" style:font-weight-complex="bold"/>
    </style:style>
    <style:style style:name="P8" style:family="paragraph" style:parent-style-name="Standard">
      <style:text-properties fo:font-weight="bold" officeooo:rsid="001bc668" officeooo:paragraph-rsid="001bc668" style:font-weight-asian="bold" style:font-weight-complex="bold"/>
    </style:style>
    <style:style style:name="P9" style:family="paragraph" style:parent-style-name="Standard">
      <style:text-properties fo:font-weight="normal" officeooo:rsid="001766a4" officeooo:paragraph-rsid="001766a4" style:font-weight-asian="normal" style:font-weight-complex="normal"/>
    </style:style>
    <style:style style:name="P10" style:family="paragraph" style:parent-style-name="Standard">
      <style:text-properties fo:font-weight="normal" officeooo:rsid="001bc668" officeooo:paragraph-rsid="001bc668" style:font-weight-asian="normal" style:font-weight-complex="normal"/>
    </style:style>
    <style:style style:name="P11" style:family="paragraph" style:parent-style-name="Standard">
      <style:text-properties officeooo:rsid="0018e181" officeooo:paragraph-rsid="0018e181"/>
    </style:style>
    <style:style style:name="P12" style:family="paragraph" style:parent-style-name="Standard">
      <style:text-properties fo:color="#000000" style:font-name="Monospace" fo:font-size="10pt" officeooo:rsid="00136f8d" officeooo:paragraph-rsid="00136f8d" fo:background-color="#e8f2fe" style:font-size-asian="10pt"/>
    </style:style>
    <style:style style:name="P13" style:family="paragraph" style:parent-style-name="Standard">
      <style:text-properties fo:color="#000000" style:font-name="Monospace" fo:font-size="10pt" officeooo:rsid="00136f8d" officeooo:paragraph-rsid="00136f8d" style:font-size-asian="10pt"/>
    </style:style>
    <style:style style:name="P14" style:family="paragraph" style:parent-style-name="Standard">
      <style:text-properties officeooo:rsid="00197de0" officeooo:paragraph-rsid="00197de0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rsid="00136f8d" officeooo:paragraph-rsid="0014087a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fo:font-weight="normal" officeooo:rsid="001766a4" officeooo:paragraph-rsid="001766a4" style:font-weight-asian="normal" style:font-weight-complex="normal"/>
    </style:style>
    <style:style style:name="P19" style:family="paragraph" style:parent-style-name="Standard">
      <style:text-properties fo:color="#4169e1" style:font-name="Monospace" fo:font-size="10pt" officeooo:rsid="00136f8d" officeooo:paragraph-rsid="00136f8d" fo:background-color="#e8f2fe" style:font-size-asian="10pt"/>
    </style:style>
    <style:style style:name="P20" style:family="paragraph" style:parent-style-name="Standard">
      <style:text-properties fo:color="#4169e1" style:font-name="Monospace" fo:font-size="10pt" officeooo:rsid="00197de0" officeooo:paragraph-rsid="00197de0" fo:background-color="#e8f2fe" style:font-size-asian="10pt"/>
    </style:style>
    <style:style style:name="P21" style:family="paragraph" style:parent-style-name="Standard">
      <style:text-properties fo:font-weight="bold" officeooo:rsid="001208a3" officeooo:paragraph-rsid="001208a3" style:font-weight-asian="bold" style:font-weight-complex="bold"/>
    </style:style>
    <style:style style:name="T1" style:family="text">
      <style:text-properties fo:color="#000000" style:font-name="Monospace" fo:font-size="10pt" fo:background-color="#e8f2fe" loext:char-shading-value="0" style:font-size-asian="10pt"/>
    </style:style>
    <style:style style:name="T2" style:family="text">
      <style:text-properties fo:color="#000000" style:font-name="Monospace" fo:font-size="10pt" fo:background-color="#f0d8a8" loext:char-shading-value="0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fo:font-weight="bold" officeooo:rsid="0014087a" style:font-size-asian="10pt" style:font-weight-asian="bold"/>
    </style:style>
    <style:style style:name="T6" style:family="text">
      <style:text-properties fo:color="#4169e1" style:font-name="Monospace" fo:font-size="10pt" style:font-size-asian="10pt"/>
    </style:style>
    <style:style style:name="T7" style:family="text">
      <style:text-properties fo:color="#4169e1" style:font-name="Monospace" fo:font-size="10pt" fo:background-color="#e8f2fe" loext:char-shading-value="0" style:font-size-asian="10pt"/>
    </style:style>
    <style:style style:name="T8" style:family="text">
      <style:text-properties officeooo:rsid="0015c640"/>
    </style:style>
    <style:style style:name="T9" style:family="text">
      <style:text-properties officeooo:rsid="001766a4"/>
    </style:style>
    <style:style style:name="T10" style:family="text">
      <style:text-properties officeooo:rsid="0018a5b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d8bf2"/>
    </style:style>
    <style:style style:name="T13" style:family="text">
      <style:text-properties fo:font-style="italic" fo:font-weight="bold" officeooo:rsid="001d8bf2" style:font-style-asian="italic" style:font-weight-asian="bold" style:font-style-complex="italic" style:font-weight-complex="bold"/>
    </style:style>
    <style:style style:name="T14" style:family="text">
      <style:text-properties officeooo:rsid="001f682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1">OBJETIVOS</text:p>
      <text:p text:style-name="P1">Facilitar a escrita e execução de testes unitários de funções shell script</text:p>
      <text:p text:style-name="P1"/>
      <text:p text:style-name="P4">Escrita</text:p>
      <text:p text:style-name="P9">- Padronizar o “layout” do código fonte para testes</text:p>
      <text:p text:style-name="P9">- Disponibilizar um “executor” de testes unitários, que possa ser usado para executar</text:p>
      <text:p text:style-name="P18">* Apenas 1 teste específico</text:p>
      <text:p text:style-name="P18">* Apenas 1 arquivo (caso de teste) específico</text:p>
      <text:p text:style-name="P18">* Vários casos de teste</text:p>
      <text:p text:style-name="P18">* Todos os testes unitários de um projeto</text:p>
      <text:p text:style-name="P9"/>
      <text:p text:style-name="P1">- <text:span text:style-name="T9">Fornecer métodos que facilitem criação de asserções</text:span></text:p>
      <text:p text:style-name="P1"/>
      <text:p text:style-name="P4">Execução</text:p>
      <text:p text:style-name="P1">- <text:span text:style-name="T8">Durante a execução mostrar totais e estatísticas da execução</text:span></text:p>
      <text:p text:style-name="P1"/>
      <text:p text:style-name="P5">CONCEITOS</text:p>
      <text:p text:style-name="P3"/>
      <text:p text:style-name="P3">Casos de Teste <text:span text:style-name="T10">= “teste” =</text:span> TestCase</text:p>
      <text:p text:style-name="P3">Asserções – Assertion</text:p>
      <text:p text:style-name="P3"/>
      <text:p text:style-name="P11">1 Caso de teste pode ter várias asserções</text:p>
      <text:p text:style-name="P1"/>
      <text:p text:style-name="P7">NOMENCLATURA</text:p>
      <text:p text:style-name="P14">Os arquivos começam com o prefixo “sh_unit_”</text:p>
      <text:p text:style-name="P14"/>
      <text:p text:style-name="P8">LOG</text:p>
      <text:p text:style-name="P10">Para evitar dependencia circular com o projeto <text:span text:style-name="T11">sh-logger, </text:span>o sh-unit possui um log interno próprio, <text:span text:style-name="T12">o </text:span><text:span text:style-name="T13">sh_unit_log.sh</text:span></text:p>
      <text:p text:style-name="P10"/>
      <text:p text:style-name="P8">TESTES UNITARIOS DO SH-UNIT</text:p>
      <text:p text:style-name="P10">Para evitar dependencia circular com ele próprio <text:span text:style-name="T14">(por exemplo versao 1.4.x precisa da versao 1.3.x para rodar teste unitarios de seus próprios métodos)</text:span>, o sh-unit possui seu próprio mecanismo de teste unitário, <text:span text:style-name="T14">dependendendo </text:span><text:span text:style-name="T12">implementado em </text:span><text:span text:style-name="T13">sh_unit_base4_unit_test_itself.sh</text:span></text:p>
      <text:p text:style-name="P1"/>
      <text:p text:style-name="P1"/>
      <text:p text:style-name="P6">VARIÁVEIS</text:p>
      <text:p text:style-name="P2"/>
      <text:p text:style-name="P16"><text:span text:style-name="T4">export</text:span><text:span text:style-name="T3"> TEST_FUNCTION_PREFIX=</text:span><text:span text:style-name="T6">"test_"</text:span></text:p>
      <text:p text:style-name="P15"><text:span text:style-name="T5">ex</text:span><text:span text:style-name="T4">port</text:span><text:span text:style-name="T3"> TEST_FILENAME_SUFIX=</text:span><text:span text:style-name="T6">"_test.sh"</text:span></text:p>
      <text:p text:style-name="P17"><text:tab/><text:tab/></text:p>
      <text:p text:style-name="P15"><text:span text:style-name="T4">export</text:span><text:span text:style-name="T3"> STATUS_SUCCESS=</text:span><text:span text:style-name="T6">"$TRUE"</text:span></text:p>
      <text:p text:style-name="P16"><text:span text:style-name="T4">export</text:span><text:span text:style-name="T3"> STATUS_ERROR=</text:span><text:span text:style-name="T6">"$FALSE"</text:span></text:p>
      <text:p text:style-name="P2"/>
      <text:p text:style-name="P2"><text:span text:style-name="T4">export</text:span><text:span text:style-name="T3"> TEST_EXECUTION_STATUS=</text:span><text:span text:style-name="T6">"$STATUS_SUCCESS"</text:span></text:p>
      <text:p text:style-name="P2"><text:span text:style-name="T4">export</text:span><text:span text:style-name="T3"> </text:span><text:span text:style-name="T2">LAST_TESTCASE_EXECUTION_STATUS</text:span><text:span text:style-name="T3">=</text:span><text:span text:style-name="T6">"$STATUS_SUCCESS"</text:span></text:p>
      <text:p text:style-name="P12"/>
      <text:p text:style-name="P2"><text:span text:style-name="T4">export</text:span><text:span text:style-name="T3"> TESTCASE_TOTAL_COUNT=0</text:span></text:p>
      <text:p text:style-name="P15"><text:span text:style-name="T4">export</text:span><text:span text:style-name="T3"> TESTCASE_FAIL_COUNT=0</text:span></text:p>
      <text:p text:style-name="P15"><text:span text:style-name="T4">export</text:span><text:span text:style-name="T3"> TESTCASE_SUCCESS_COUNT=0</text:span></text:p>
      <text:p text:style-name="P17"><text:tab/></text:p>
      <text:p text:style-name="P15"><text:span text:style-name="T4">export</text:span><text:span text:style-name="T3"> ASSERTIONS_TOTAL_COUNT=0</text:span></text:p>
      <text:p text:style-name="P15"><text:span text:style-name="T4">export</text:span><text:span text:style-name="T3"> ASSERTIONS_FAIL_COUNT=0</text:span></text:p>
      <text:p text:style-name="P2"><text:span text:style-name="T4">export</text:span><text:span text:style-name="T3"> ASSERTIONS_SUCCESS_COUNT=0</text:span></text:p>
      <text:p text:style-name="P13"><text:soft-page-break/></text:p>
      <text:p text:style-name="P2"><text:span text:style-name="T1">SH_UNIT_TEST_EXECUTION_SUCCESS=</text:span><text:span text:style-name="T7">"$TRUE"</text:span></text:p>
      <text:p text:style-name="P19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7T18:45:51.298181715</meta:creation-date>
    <meta:generator>LibreOffice/6.4.7.2$Linux_X86_64 LibreOffice_project/40$Build-2</meta:generator>
    <dc:date>2022-08-28T00:25:47.170723251</dc:date>
    <meta:editing-duration>PT3H21S</meta:editing-duration>
    <meta:editing-cycles>10</meta:editing-cycles>
    <meta:document-statistic meta:table-count="0" meta:image-count="0" meta:object-count="0" meta:page-count="2" meta:paragraph-count="38" meta:word-count="191" meta:character-count="1528" meta:non-whitespace-character-count="1369"/>
  </office:meta>
</office:document-meta>
</file>